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1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Philip Kovn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4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ept. 14th. 92/</text:p>
      <text:p text:style-name="P2">Rev. Dr. Morais./</text:p>
      <text:p text:style-name="P2"><text:tab/>Honorable Sir:/</text:p>
      <text:p text:style-name="P2">I very much dislike to be a bore,/ but the case I intend to submit to/ you this time is very important &amp;/ which, as usual, can hardly be success-/ful without your irresistable[sic!] influ-/ence being brought to bear in its/ behalf. <text:s/>Great as it is my venera-/tion before you, no matter how consci-/ous I'm of the fact, that are likely/ to intrude upon you by my fre-/quent applications, I cann't help/ bringing up before you this case &amp;/ similar ones, which may represent/ themselves in the future, for the two/ principal reasons: 1) As a true son/ to my nation, whose emblem is:/</text:p>
      <text:p text:style-name="P2"/>
      <text:p text:style-name="P2">[Page 2]</text:p>
      <text:p text:style-name="P2">"[Hebrew]<text:span text:style-name="T2">˵</text:span><text:span text:style-name="T3">, I cann't but sym-/potize[sic!] &amp; lend my possible assistance/ to every needy &amp; deserving coreligionist;/ 2) I'm anxious to call your attention/ once more to the noble speci-/mens of the </text:span><text:soft-page-break/><text:span text:style-name="T3">russian[sic!] Hebrews, of which/ there are many, thus, I think, miti-/gating the harsy &amp; undeserving opi-/nion about them. <text:s/>The case in ques-/tion is an intelligent young lady,/ who, after having graduated one of/ the russian[sic!] public schools, was compelled,/ thanks to the oppressive laws existing/ against Hebrews in that country, to seek/ refuge, together with her parents &amp; fa-/mily, in this country. <text:s/>The hard and/ unaccustomed work (operating on a/ sewing machine) during the day did/ not prevent her, however, from study-/</text:span></text:p>
      <text:p text:style-name="P2"><text:span text:style-name="T3"/></text:p>
      <text:p text:style-name="P2"><text:span text:style-name="T3">[Page 3]</text:span></text:p>
      <text:p text:style-name="P2"><text:span text:style-name="T3">ing at night, so much so that in/ a comparatively short time she was/ enabled to learn the language &amp; to/ be ready to pursue a professional/ study--her only wish in life!--/ But there is a great stumbling block/ in her way &amp; that is--tuition fees, &amp;/ here it is that your kind advice how/ to remove that block is indispensible./ <text:s/>Should you kindly favor her with/ your advice, she would be added/ to that countless number of mor-/tals, who are indebted with their/ happiness solely to your kindness./</text:span></text:p>
      <text:p text:style-name="P2"><text:span text:style-name="T3"><text:tab/>Respectfully yours/ Phillip Kovno/</text:span></text:p>
      <text:p text:style-name="P2"><text:span text:style-name="T3">1113 South St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23:22.50</meta:creation-date>
    <meta:document-statistic meta:table-count="0" meta:image-count="0" meta:object-count="0" meta:page-count="3" meta:paragraph-count="71" meta:word-count="490" meta:character-count="3188"/>
    <dc:date>2011-12-06T14:33:00.01</dc:date>
    <dc:creator>Penn Libraries</dc:creator>
    <meta:editing-duration>PT00H09M37S</meta:editing-duration>
    <meta:editing-cycles>1</meta:editing-cycles>
    <meta:generator>OpenOffice.org/3.2$Win32 OpenOffice.org_project/320m12$Build-9483</meta:generator>
  </office:meta>
</office:document-meta>
</file>